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style:font-name-complex="Calibri"/>
    </style:style>
    <style:style style:name="P3" style:parent-style-name="Título1" style:family="paragraph">
      <style:paragraph-properties fo:text-align="center"/>
    </style:style>
    <style:style style:name="P4" style:parent-style-name="Título1" style:family="paragraph">
      <style:paragraph-properties fo:text-align="center"/>
    </style:style>
    <style:style style:name="T5" style:parent-style-name="Fuentedepárrafopredeter." style:family="text">
      <style:text-properties fo:color="#70AD47"/>
    </style:style>
    <style:style style:name="T6" style:parent-style-name="Fuentedepárrafopredeter." style:family="text">
      <style:text-properties fo:font-weight="bold" style:font-weight-asian="bold" fo:color="#70AD47"/>
    </style:style>
    <style:style style:name="P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P8" style:parent-style-name="Standard" style:family="paragraph">
      <style:text-properties style:font-name="Calibri" style:font-name-asian="Times New Roman" style:font-name-complex="Calibri" fo:font-weight="bold" style:font-weight-asian="bold" style:font-weight-complex="bold"/>
    </style:style>
    <style:style style:name="P9" style:parent-style-name="TableContents" style:family="paragraph">
      <style:paragraph-properties style:snap-to-layout-grid="false" fo:text-align="center" fo:line-height="150%"/>
      <style:text-properties style:font-name="Calibri" style:font-name-asian="Times New Roman" style:font-name-complex="Calibri" fo:font-weight="bold" style:font-weight-asian="bold" style:font-weight-complex="bold"/>
    </style:style>
    <style:style style:name="P10" style:parent-style-name="TableContents" style:family="paragraph">
      <style:paragraph-properties style:snap-to-layout-grid="false" fo:text-align="justify" fo:line-height="150%"/>
      <style:text-properties style:font-name="Calibri" style:font-name-asian="Times New Roman" style:font-name-complex="Calibri"/>
    </style:style>
    <style:style style:name="P11" style:parent-style-name="TableContents" style:family="paragraph">
      <style:paragraph-properties style:snap-to-layout-grid="false" fo:text-align="justify" fo:line-height="150%"/>
      <style:text-properties style:font-name="Calibri" style:font-name-asian="Times New Roman" style:font-name-complex="Calibri"/>
    </style:style>
    <style:style style:name="P12" style:parent-style-name="TableContents" style:family="paragraph">
      <style:paragraph-properties style:snap-to-layout-grid="false" fo:text-align="justify" fo:line-height="150%"/>
      <style:text-properties style:font-name="Calibri" style:font-name-asian="Times New Roman" style:font-name-complex="Calibri"/>
    </style:style>
    <style:style style:name="P13" style:parent-style-name="TableContents" style:family="paragraph">
      <style:paragraph-properties style:snap-to-layout-grid="false" fo:text-align="justify" fo:line-height="150%"/>
      <style:text-properties style:font-name="Calibri" style:font-name-asian="Times New Roman" style:font-name-complex="Calibri"/>
    </style:style>
    <style:style style:name="P14" style:parent-style-name="TableContents" style:family="paragraph">
      <style:paragraph-properties style:snap-to-layout-grid="false" fo:text-align="justify" fo:line-height="150%"/>
      <style:text-properties style:font-name="Calibri" style:font-name-asian="Times New Roman" style:font-name-complex="Calibri"/>
    </style:style>
    <style:style style:name="P15" style:parent-style-name="TableContents" style:family="paragraph">
      <style:paragraph-properties style:snap-to-layout-grid="false" fo:text-align="justify" fo:line-height="150%"/>
      <style:text-properties style:font-name="Calibri" style:font-name-asian="Times New Roman" style:font-name-complex="Calibri"/>
    </style:style>
    <style:style style:name="P16" style:parent-style-name="TableContents" style:family="paragraph">
      <style:paragraph-properties style:snap-to-layout-grid="false" fo:text-align="justify" fo:line-height="150%"/>
      <style:text-properties style:font-name="Calibri" style:font-name-asian="Times New Roman" style:font-name-complex="Calibri"/>
    </style:style>
    <style:style style:name="P17" style:parent-style-name="TableContents" style:family="paragraph">
      <style:paragraph-properties style:snap-to-layout-grid="false" fo:text-align="justify" fo:line-height="150%"/>
      <style:text-properties style:font-name="Calibri" style:font-name-asian="Times New Roman" style:font-name-complex="Calibri"/>
    </style:style>
    <style:style style:name="P18" style:parent-style-name="TableContents" style:family="paragraph">
      <style:paragraph-properties style:snap-to-layout-grid="false" fo:text-align="justify" fo:line-height="150%"/>
    </style:style>
    <style:style style:name="T19" style:parent-style-name="Fuentedepárrafopredeter." style:family="text">
      <style:text-properties style:font-name="Calibri" style:font-name-asian="Times New Roman" style:font-name-complex="Calibri"/>
    </style:style>
    <style:style style:name="T20" style:parent-style-name="Fuentedepárrafopredeter." style:family="text">
      <style:text-properties style:font-name="Calibri" style:font-name-asian="Times New Roman" style:font-name-complex="Calibri"/>
    </style:style>
    <style:style style:name="T21" style:parent-style-name="Fuentedepárrafopredeter." style:family="text">
      <style:text-properties style:font-name="Calibri" style:font-name-asian="Times New Roman" style:font-name-complex="Calibri" fo:font-style="italic" style:font-style-asian="italic"/>
    </style:style>
    <style:style style:name="T22" style:parent-style-name="Fuentedepárrafopredeter." style:family="text">
      <style:text-properties style:font-name="Calibri" style:font-name-asian="Times New Roman" style:font-name-complex="Calibri"/>
    </style:style>
    <style:style style:name="T23" style:parent-style-name="Fuentedepárrafopredeter." style:family="text">
      <style:text-properties style:font-name="Calibri" style:font-name-asian="Times New Roman" style:font-name-complex="Calibri"/>
    </style:style>
    <style:style style:name="P24" style:parent-style-name="TableContents" style:family="paragraph">
      <style:paragraph-properties style:snap-to-layout-grid="false" fo:text-align="justify" fo:line-height="150%"/>
      <style:text-properties style:font-name="Calibri" style:font-name-asian="Times New Roman" style:font-name-complex="Calibri"/>
    </style:style>
    <style:style style:name="P25" style:parent-style-name="Párrafodelista" style:family="paragraph"/>
    <style:style style:name="T26" style:parent-style-name="Fuentedepárrafopredeter." style:family="text">
      <style:text-properties style:font-name="Calibri" style:font-name-complex="Calibri"/>
    </style:style>
    <style:style style:name="P27" style:parent-style-name="Párrafodelista" style:family="paragraph"/>
    <style:style style:name="T28" style:parent-style-name="Fuentedepárrafopredeter." style:family="text">
      <style:text-properties style:font-name="Calibri" style:font-name-complex="Calibri"/>
    </style:style>
    <style:style style:name="T29" style:parent-style-name="Fuentedepárrafopredeter." style:family="text">
      <style:text-properties style:font-name="Calibri" style:font-name-complex="Calibri"/>
    </style:style>
    <style:style style:name="P30" style:parent-style-name="Párrafodelista" style:family="paragraph"/>
    <style:style style:name="T31" style:parent-style-name="Fuentedepárrafopredeter." style:family="text">
      <style:text-properties style:font-name="Calibri" style:font-name-complex="Calibri"/>
    </style:style>
    <style:style style:name="T32" style:parent-style-name="Fuentedepárrafopredeter." style:family="text">
      <style:text-properties style:font-name="Calibri" style:font-name-complex="Calibri"/>
    </style:style>
    <style:style style:name="P33" style:parent-style-name="Párrafodelista" style:family="paragraph"/>
    <style:style style:name="T34" style:parent-style-name="Fuentedepárrafopredeter." style:family="text">
      <style:text-properties style:font-name="Calibri" style:font-name-complex="Calibri"/>
    </style:style>
    <style:style style:name="T35" style:parent-style-name="Fuentedepárrafopredeter." style:family="text">
      <style:text-properties style:font-name="Calibri" style:font-name-complex="Calibri"/>
    </style:style>
    <style:style style:name="P36" style:parent-style-name="Párrafodelista" style:family="paragraph"/>
    <style:style style:name="T37" style:parent-style-name="Fuentedepárrafopredeter." style:family="text">
      <style:text-properties style:font-name="Calibri" style:font-name-complex="Calibri"/>
    </style:style>
    <style:style style:name="T38" style:parent-style-name="Fuentedepárrafopredeter." style:family="text">
      <style:text-properties style:font-name="Calibri" style:font-name-complex="Calibri"/>
    </style:style>
    <style:style style:name="T39" style:parent-style-name="Fuentedepárrafopredeter." style:family="text">
      <style:text-properties style:font-name="Calibri" style:font-name-complex="Calibri"/>
    </style:style>
    <style:style style:name="T40" style:parent-style-name="Fuentedepárrafopredeter." style:family="text">
      <style:text-properties style:font-name="Calibri" style:font-name-complex="Calibri"/>
    </style:style>
    <style:style style:name="T41" style:parent-style-name="Fuentedepárrafopredeter." style:family="text">
      <style:text-properties style:font-name="Calibri" style:font-name-complex="Calibri"/>
    </style:style>
    <style:style style:name="P42" style:parent-style-name="Párrafodelista" style:family="paragraph"/>
    <style:style style:name="T43" style:parent-style-name="Fuentedepárrafopredeter." style:family="text">
      <style:text-properties style:font-name="Calibri" style:font-name-complex="Calibri"/>
    </style:style>
    <style:style style:name="T44" style:parent-style-name="Fuentedepárrafopredeter." style:family="text">
      <style:text-properties style:font-name="Calibri" style:font-name-complex="Calibri"/>
    </style:style>
    <style:style style:name="T45" style:parent-style-name="Fuentedepárrafopredeter." style:family="text">
      <style:text-properties style:font-name="Calibri" style:font-name-complex="Calibri"/>
    </style:style>
    <style:style style:name="P46" style:parent-style-name="Párrafodelista" style:family="paragraph"/>
    <style:style style:name="T47" style:parent-style-name="Fuentedepárrafopredeter." style:family="text">
      <style:text-properties style:font-name="Calibri" style:font-name-complex="Calibri"/>
    </style:style>
    <style:style style:name="T48" style:parent-style-name="Fuentedepárrafopredeter." style:family="text">
      <style:text-properties style:font-name="Calibri" style:font-name-complex="Calibri"/>
    </style:style>
    <style:style style:name="P49" style:parent-style-name="Párrafodelista" style:family="paragraph"/>
    <style:style style:name="T50" style:parent-style-name="Fuentedepárrafopredeter." style:family="text">
      <style:text-properties style:font-name="Calibri" style:font-name-complex="Calibri"/>
    </style:style>
    <style:style style:name="T51" style:parent-style-name="Fuentedepárrafopredeter." style:family="text">
      <style:text-properties style:font-name="Calibri" style:font-name-complex="Calibri"/>
    </style:style>
    <style:style style:name="P52" style:parent-style-name="Párrafodelista" style:family="paragraph"/>
    <style:style style:name="T53" style:parent-style-name="Fuentedepárrafopredeter." style:family="text">
      <style:text-properties style:font-name="Calibri" style:font-name-complex="Calibri"/>
    </style:style>
    <style:style style:name="T54" style:parent-style-name="Fuentedepárrafopredeter." style:family="text">
      <style:text-properties style:font-name="Calibri" style:font-name-complex="Calibri"/>
    </style:style>
    <style:style style:name="T55" style:parent-style-name="Fuentedepárrafopredeter." style:family="text">
      <style:text-properties style:font-name="Calibri" style:font-name-complex="Calibri"/>
    </style:style>
    <style:style style:name="T56" style:parent-style-name="Fuentedepárrafopredeter." style:family="text">
      <style:text-properties style:font-name="Calibri" style:font-name-complex="Calibri"/>
    </style:style>
    <style:style style:name="P57" style:parent-style-name="Párrafodelista" style:family="paragraph"/>
    <style:style style:name="T58" style:parent-style-name="Fuentedepárrafopredeter." style:family="text">
      <style:text-properties style:font-name="Calibri" style:font-name-complex="Calibri"/>
    </style:style>
    <style:style style:name="T59" style:parent-style-name="Fuentedepárrafopredeter." style:family="text">
      <style:text-properties style:font-name="Calibri" style:font-name-complex="Calibri"/>
    </style:style>
    <style:style style:name="P60" style:parent-style-name="Párrafodelista" style:family="paragraph"/>
    <style:style style:name="T61" style:parent-style-name="Fuentedepárrafopredeter." style:family="text">
      <style:text-properties style:font-name="Calibri" style:font-name-complex="Calibri"/>
    </style:style>
    <style:style style:name="T62" style:parent-style-name="Fuentedepárrafopredeter." style:family="text">
      <style:text-properties style:font-name="Calibri" style:font-name-complex="Calibri" fo:font-style="italic" style:font-style-asian="italic"/>
    </style:style>
    <style:style style:name="T63" style:parent-style-name="Fuentedepárrafopredeter." style:family="text">
      <style:text-properties style:font-name="Calibri" style:font-name-complex="Calibri"/>
    </style:style>
    <style:style style:name="T64" style:parent-style-name="Fuentedepárrafopredeter." style:family="text">
      <style:text-properties style:font-name="Calibri" style:font-name-complex="Calibri"/>
    </style:style>
    <style:style style:name="T65" style:parent-style-name="Fuentedepárrafopredeter." style:family="text">
      <style:text-properties style:font-name="Calibri" style:font-name-complex="Calibri"/>
    </style:style>
    <style:style style:name="T66" style:parent-style-name="Fuentedepárrafopredeter." style:family="text">
      <style:text-properties style:font-name="Calibri" style:font-name-complex="Calibri"/>
    </style:style>
    <style:style style:name="T67" style:parent-style-name="Fuentedepárrafopredeter." style:family="text">
      <style:text-properties style:font-name="Calibri" style:font-name-complex="Calibri"/>
    </style:style>
    <style:style style:name="T68" style:parent-style-name="Fuentedepárrafopredeter." style:family="text">
      <style:text-properties style:font-name="Calibri" style:font-name-complex="Calibri"/>
    </style:style>
    <style:style style:name="T69" style:parent-style-name="Fuentedepárrafopredeter." style:family="text">
      <style:text-properties style:font-name="Calibri" style:font-name-complex="Calibri"/>
    </style:style>
    <style:style style:name="T70" style:parent-style-name="Fuentedepárrafopredeter." style:family="text">
      <style:text-properties style:font-name="Calibri" style:font-name-complex="Calibri"/>
    </style:style>
    <style:style style:name="P71" style:parent-style-name="Párrafodelista" style:family="paragraph"/>
    <style:style style:name="T72" style:parent-style-name="Fuentedepárrafopredeter." style:family="text">
      <style:text-properties style:font-name="Calibri" style:font-name-complex="Calibri"/>
    </style:style>
    <style:style style:name="T73" style:parent-style-name="Fuentedepárrafopredeter." style:family="text">
      <style:text-properties style:font-name="Calibri" style:font-name-complex="Calibri"/>
    </style:style>
    <style:style style:name="T74" style:parent-style-name="Fuentedepárrafopredeter." style:family="text">
      <style:text-properties style:font-name="Calibri" style:font-name-complex="Calibri"/>
    </style:style>
    <style:style style:name="T75" style:parent-style-name="Fuentedepárrafopredeter." style:family="text">
      <style:text-properties style:font-name="Calibri" style:font-name-complex="Calibri"/>
    </style:style>
    <style:style style:name="T76" style:parent-style-name="Fuentedepárrafopredeter." style:family="text">
      <style:text-properties style:font-name="Calibri" style:font-name-complex="Calibri"/>
    </style:style>
    <style:style style:name="T77" style:parent-style-name="Fuentedepárrafopredeter." style:family="text">
      <style:text-properties style:font-name="Calibri" style:font-name-complex="Calibri"/>
    </style:style>
    <style:style style:name="P78" style:parent-style-name="Párrafodelista" style:family="paragraph"/>
    <style:style style:name="T79" style:parent-style-name="Fuentedepárrafopredeter." style:family="text">
      <style:text-properties style:font-name="Calibri" style:font-name-complex="Calibri"/>
    </style:style>
    <style:style style:name="T80" style:parent-style-name="Fuentedepárrafopredeter." style:family="text">
      <style:text-properties style:font-name="Calibri" style:font-name-complex="Calibri"/>
    </style:style>
    <style:style style:name="T81" style:parent-style-name="Fuentedepárrafopredeter." style:family="text">
      <style:text-properties style:font-name="Calibri" style:font-name-complex="Calibri"/>
    </style:style>
    <style:style style:name="T82" style:parent-style-name="Fuentedepárrafopredeter." style:family="text">
      <style:text-properties style:font-name="Calibri" style:font-name-complex="Calibri"/>
    </style:style>
    <style:style style:name="T83" style:parent-style-name="Fuentedepárrafopredeter." style:family="text">
      <style:text-properties style:font-name="Calibri" style:font-name-complex="Calibri"/>
    </style:style>
    <style:style style:name="T84" style:parent-style-name="Fuentedepárrafopredeter." style:family="text">
      <style:text-properties style:font-name="Calibri" style:font-name-complex="Calibri" fo:font-style="italic" style:font-style-asian="italic"/>
    </style:style>
    <style:style style:name="T85" style:parent-style-name="Fuentedepárrafopredeter." style:family="text">
      <style:text-properties style:font-name="Calibri" style:font-name-complex="Calibri"/>
    </style:style>
    <style:style style:name="T86" style:parent-style-name="Fuentedepárrafopredeter." style:family="text">
      <style:text-properties style:font-name="Calibri" style:font-name-complex="Calibri"/>
    </style:style>
    <style:style style:name="T87" style:parent-style-name="Fuentedepárrafopredeter." style:family="text">
      <style:text-properties style:font-name="Calibri" style:font-name-complex="Calibri"/>
    </style:style>
    <style:style style:name="P88" style:parent-style-name="Normal" style:family="paragraph">
      <style:text-properties style:font-name="Calibri" style:font-name-complex="Calibri"/>
    </style:style>
  </office:automatic-styles>
  <office:body>
    <office:text text:use-soft-page-breaks="true">
      <text:p text:style-name="P1"/>
      <text:h text:style-name="P3" text:outline-level="1">Bases y Condiciones para la presentación Proyectos de Extensión, Convocatoria 2020 <text:s text:c="2"/>La Universidad Pública <text:s/>en el Barrio.</text:h>
      <text:h text:style-name="P4" text:outline-level="1"><text:span text:style-name="T5">“</text:span><text:span text:style-name="T6">VULNERABILIDADES”</text:span></text:h>
      <text:p text:style-name="P7"/>
      <text:p text:style-name="P8"/>
      <text:p text:style-name="P9">PRESENTACIÓN<text:s/></text:p>
      <text:p text:style-name="P10">La Universidad Nacional<text:s/>del Comahue actualiza de manera constante su compromiso con la Sociedad de Nuestra Región. La diversidad de comunidades y <text:s/>complejidad de sus configuraciones, estructuras, situaciones, proyectos, tensiones y conflictos; son siempre sustanciales al momento<text:s/>de definir conceptos y prácticas <text:s/>para llevar a la práctica desde <text:s/>nuestra universidad.<text:s/></text:p>
      <text:p text:style-name="P11">Las acciones sostienen vínculos en que la formación profesional, producción de saberes, transferencia técnica y tecnológica, han generado lazos sólidos con las ciudades donde la Universidad está presente con sus sedes <text:s/>y es centro de referencia <text:s/>de las ciudades, pueblos y parajes<text:s/><text:s text:c="2"/>de los que provienen las y los jóvenes que se suman <text:s/>como estudiantes en experiencias que transforman sus vidas e influyen <text:s/>en sus familias y<text:s/>comunidades de procedencia.<text:s/></text:p>
      <text:p text:style-name="P12">El reconocimiento de las particularidades subregionales y locales, conlleva también asumir la complementariedad en una identidad común región en la cual <text:s/>la Universidad Nacional del Comahue forma parte.</text:p>
      <text:p text:style-name="P13">La Universidad Pública en el Barrio es una iniciativa que desde su origen <text:s/>se orienta a consolidar y profundizar los vínculos con toda la Norpatagonia, en <text:s/>interacción con personas y grupos en los ámbitos en que ellos hacen su vida cotidiana, atendiendo sus necesidades, intereses<text:s/>e inquietudes <text:s/>que surgen <text:s/>como demanda hacia la universidad o como propuesta desde ella.<text:s/></text:p>
      <text:p text:style-name="P14">El concepto y la práctica de la Universidad Pública en el Barrio se dirige de modo nodal a quienes tienen mayor urgencia <text:s/>de reconocimiento y consideración, por sus<text:s/>limitaciones en el acceso a los bienes materiales y simbólicos <text:s/>y la persistencia de las condiciones de desigualdad <text:s/>que hacen a una exclusión social de carácter estructural. <text:s text:c="2"/></text:p>
      <text:p text:style-name="P15">Se señala <text:s/>la utilidad <text:s/>de generar proyectos para la actuación en temas <text:s/>y problemas que de manera inequívoca sean parte de la agenda <text:s/>de los sectores más <text:s/>vulnerables de nuestra región atendiendo las particularidades de sus expresiones locales y / o su transversalidad <text:s/>como fenómenos <text:s/>regionales, la especificidad de los abordajes<text:s/>disciplinares y / o la tarea conjunta inter o <text:s/>multidisciplinar.<text:s/></text:p>
      <text:p text:style-name="P16">Esta convocatoria es <text:s/>un llamado a <text:s/>cada Facultad <text:s/>o Centro Regional Universitario y a sus Comunidades <text:s/>para consolidar y profundizar sus vínculos a través del trabajo conjunto en base a los<text:s/><text:soft-page-break/>proyectos. <text:s/></text:p>
      <text:p text:style-name="P17">Cada Unidad <text:s/>Académica acorde a su plan institucional de política de Extensión Universitaria y su retroalimentación con <text:s/>la comunidad en que está <text:s/>inserta, tiene los elementos para evaluar <text:s/>y decidir cuáles son los temas y /o problemas a abordar. <text:s/>Esta también es una convocatoria que hace a <text:s/>fortalecer nuestra identidad como Universidad Regional a través de la coordinación y el seguimiento por parte del Consejo de Extensión Universitaria.<text:s/></text:p>
      <text:p text:style-name="P18"><text:span text:style-name="T19">La Universidad Pública en el Barrio tiene como tema ex</text:span><text:span text:style-name="T20">cluyente en esta convocatoria las<text:s/></text:span><text:span text:style-name="T21">Vulnerabilidades</text:span><text:span text:style-name="T22"><text:s/>comprendiendo en este concepto a las condiciones y / o situaciones en que las personas, <text:s/>grupos y / o comunidades <text:s/>son expuestas a daños y limitaciones <text:s/>severas que afectan de modo multidimensional su cali</text:span><text:span text:style-name="T23">dad de vida y derechos.<text:s/></text:span></text:p>
      <text:p text:style-name="P24"/>
      <text:h text:style-name="Título2" text:outline-level="2">Términos de Referencia</text:h>
      <text:p text:style-name="Normal"/>
      <text:list text:style-name="LFO1" text:continue-numbering="true">
        <text:list-item>
          <text:p text:style-name="P25"><text:span text:style-name="T26">El monto total destinado a la Convocatoria se distribuirá <text:s/>de modo igualitario entre las Unidades Académicas y la Administración Central de la Universidad.<text:s/></text:span></text:p>
        </text:list-item>
        <text:list-item>
          <text:p text:style-name="P27"><text:span text:style-name="T28">la administración, seguimiento y rendiciones de<text:s/></text:span><text:span text:style-name="T29">los montos asignados será responsabilidad personal de las directoras / es <text:s/>de los proyectos <text:s/>seleccionados y responsabilidad institucional de la Unidad Ejecutora del Proyecto, sea Unidad Académica o Administración Central <text:s/>según corresponda.<text:s/></text:span></text:p>
        </text:list-item>
      </text:list>
      <text:p text:style-name="Párrafodelista"/>
      <text:list text:style-name="LFO1" text:continue-numbering="true">
        <text:list-item>
          <text:p text:style-name="P30"><text:span text:style-name="T31">El plazo de<text:s/></text:span><text:span text:style-name="T32">ejecución de los proyectos será de 2 años / 24 meses corridos <text:s/>a partir de la resolución rectoral de aprobación.</text:span></text:p>
        </text:list-item>
        <text:list-item>
          <text:p text:style-name="P33"><text:span text:style-name="T34">Las directoras / directores / codirectoras / codirectores / formuladores/ de la propuesta / anteproyecto <text:s/>deberán tener rendición e informe fin</text:span><text:span text:style-name="T35">al de sus proyectos de extensión en curso y no registrar deuda <text:s/>de rendición / informes finales de convocatorias de Extensión <text:s/>anteriores.<text:s/></text:span></text:p>
        </text:list-item>
        <text:list-item>
          <text:p text:style-name="P36"><text:span text:style-name="T37">Los equipos de proyectos contarán con docentes, estudiantes, no docentes y graduados, debiendo justificar la ausenci</text:span><text:span text:style-name="T38">a de alguna representación.<text:s/></text:span><text:span text:style-name="T39"><text:s/></text:span><text:span text:style-name="T40">La dirección de los proyectos estará <text:s/>a cargo de un docente regular o interino <text:s/>con probada incumbencia y / o antecedentes en <text:s/>área / tema / problema a abordar.<text:s/></text:span><text:span text:style-name="T41">En caso de ausencia <text:s/>permanente del Director su lugar será ocupado por <text:s/>un docente del equipo, la codirección del proyecto podrá ser ocupada por integrantes de otros claustros. Las contrapartes del proyecto tendrán una persona designada <text:s/>en la <text:s/>formulación del proyecto.<text:s/></text:span></text:p>
        </text:list-item>
        <text:list-item>
          <text:p text:style-name="P42"><text:span text:style-name="T43">Las propuestas / anteproyectos en caso de formularse con equipos<text:s/></text:span><text:span text:style-name="T44">integrados por miembros de diferentes Unidades Académicas corresponderán <text:s/>a la unidad ejecutora de los formuladores / as / directoras / es de proyecto.<text:s/></text:span><text:span text:style-name="T45"><text:s/>Re redactar ….</text:span></text:p>
        </text:list-item>
        <text:list-item>
          <text:p text:style-name="P46"><text:span text:style-name="T47">Las unidades ejecutoras pueden <text:s/>gestionar la presentación en conjunto de propuestas, bajo una misma<text:s/></text:span><text:span text:style-name="T48">denominación de proyecto o haciendo explícito el carácter complementario de los mismos.</text:span></text:p>
        </text:list-item>
        <text:list-item>
          <text:p text:style-name="P49"><text:span text:style-name="T50">Las autoridades de las unidades ejecutoras coordinarán <text:s/>todos <text:s/>los aspectos inherentes a la presentación final de las propuestas / anteproyectos / proyectos/, pudiendo<text:s/></text:span><text:span text:style-name="T51">gestionar los de carácter interno tales integración de fusión / integración <text:s/>de propuestas de diferentes equipos, <text:s/>asociación con otras unidades ejecutoras <text:s/>de la Universidad y asociación con otras instituciones de la región.<text:s/></text:span></text:p>
        </text:list-item>
        <text:list-item>
          <text:p text:style-name="P52"><text:span text:style-name="T53">Los informes finales <text:s/>y rendi</text:span><text:span text:style-name="T54">ciones de los proyectos podrán presentarse de man</text:span><text:span text:style-name="T55">era anticipada cumplidos los<text:s/></text:span><text:span text:style-name="T56"><text:s/>12 meses de ejecución.<text:s/></text:span></text:p>
        </text:list-item>
        <text:list-item>
          <text:p text:style-name="P57"><text:span text:style-name="T58">La selección de él o los proyectos para esta convocatoria será realizada por la secretaría de extensión de la unidad ejecutora <text:s/>según corresponda en o</text:span><text:span text:style-name="T59">rden a la asignación <text:s/>de las partidas.<text:s/></text:span></text:p>
        </text:list-item>
        <text:list-item>
          <text:p text:style-name="P60"><text:span text:style-name="T61">La formulación y presentación de las propuestas / anteproyectos se realizará <text:s/>en el soporte <text:s/>digital<text:s/></text:span><text:span text:style-name="T62"><text:s/>ad hoc<text:s/></text:span><text:span text:style-name="T63"><text:s/>dejando para la presentación física para r</text:span><text:span text:style-name="T64">ecepción de la unidad <text:s/>ejecutora<text:s/></text:span><text:span text:style-name="T65"><text:s/>y posterior consideración del C</text:span><text:span text:style-name="T66">onsejo <text:s/>de Extensión</text:span><text:span text:style-name="T67">, la ficha <text:s/>de inscripción c</text:span><text:span text:style-name="T68">on la firma</text:span><text:span text:style-name="T69"><text:s/>del<text:s/></text:span><text:span text:style-name="T70"><text:s/>director / a y codirector / a<text:s/></text:span></text:p>
        </text:list-item>
        <text:list-item>
          <text:p text:style-name="P71"><text:span text:style-name="T72">El criterio de selección de la</text:span><text:span text:style-name="T73">s propuestas / anteproyectos <text:s/>se efectuará considerando la pertinencia de la / s propuestas en orden a: i) Tema de la convocatoria ii) desarrollo</text:span><text:span text:style-name="T74"><text:s/>territorial específico <text:s/>iii) validación por parte de los interlocutores / destinatarios / referentes territoriales/ personas/ grupos / instituciones que acrediten actuación en el tema / problema que aborde la propuesta / anteproyecto, <text:s/>iv) <text:s/>plan estratégi</text:span><text:span text:style-name="T75">co / institucional / de gestión <text:s/>de la unidad ejecutora de los proyectos, v ) antecedentes del equipo formulador en el tema / problema vi) abordaje multidimensional del tema / problema vii) articulación / coordinación con grupos / instituciones de la comun</text:span><text:span text:style-name="T76">idad destinataria de la propuesta, <text:s/>viii) conformación interclaustro / interfacultades / interinstitucional del equipo formulador ix) curricularización de los contenidos de la propuesta / anteproyecto x) expectativa / previsión de resultados términos de em</text:span><text:span text:style-name="T77">poderamiento, transferencia, contra – transferencia de contenidos y procesos de la propuesta.<text:s/></text:span></text:p>
        </text:list-item>
        <text:list-item>
          <text:p text:style-name="P78"><text:span text:style-name="T79">Las Unidades Ejecutoras emitirán un dictamen <text:s/>en el que consignarán <text:s/>el listado de propuestas presentadas y <text:s/>orden de prioridades de las mismas; éste tendrá cará</text:span><text:span text:style-name="T80">cter vinculante y será remitido a la Secretaría de Extensión Universitaria para tratamiento del Consejo de Extensión y aprobación por resolución rectoral.<text:s/></text:span></text:p>
        </text:list-item>
      </text:list>
      <text:p text:style-name="Párrafodelista"><text:span text:style-name="T81"><text:s/></text:span></text:p>
      <text:p text:style-name="Párrafodelista"><text:span text:style-name="T82"><text:s/></text:span></text:p>
      <text:h text:style-name="Título2" text:outline-level="2">Tema de la Convocatoria<text:s/></text:h>
      <text:p text:style-name="Normal"><text:span text:style-name="T83">Las <text:s/></text:span><text:span text:style-name="T84">Vulnerabilidades</text:span><text:span text:style-name="T85"><text:s/>como categoría para la identificación de situacio</text:span><text:span text:style-name="T86">nes y condiciones <text:s/>de personas, grupos <text:s/>y comunidades de las provincias de Río Negro y Neuquén a ser abordadas a través de las instancias de interlocución y participación <text:s/>correspondientes y <text:s/>a través los componentes propuestos en los proyectos de Extensió</text:span><text:span text:style-name="T87">n de la UPB.<text:s/></text:span></text:p>
      <text:h text:style-name="Título2" text:outline-level="2">Monto a Financiar <text:s/></text:h>
      <text:p text:style-name="P88">El monto total de la convocatoria es de $ 2.038.000 $ (dos millones treinta y ocho mil pesos) los que serán distribuidos de manera igualitaria entre 18 partes <text:s/>conformadas por las <text:s/>facultades, asentamientos, centros regionales escuela superior y administración central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E74B5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5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center"/>
      <style:text-properties style:font-name="Calibri" style:font-name-complex="Calibri" fo:language="es" fo:country="ES"/>
    </style:style>
  </office:automatic-styles>
  <office:master-styles>
    <style:master-page style:name="MP0" style:page-layout-name="PL0">
      <style:header>
        <text:p text:style-name="P2">En la Huella del Trabajo Conjunt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US</meta:initial-creator>
    <dc:creator>ASUS</dc:creator>
    <meta:creation-date>2020-01-14T18:17:00Z</meta:creation-date>
    <dc:date>2020-02-04T12:12:00Z</dc:date>
    <meta:template xlink:href="Normal" xlink:type="simple"/>
    <meta:editing-cycles>20</meta:editing-cycles>
    <meta:editing-duration>PT100800S</meta:editing-duration>
    <meta:document-statistic meta:page-count="3" meta:paragraph-count="16" meta:word-count="1262" meta:character-count="8193" meta:row-count="57" meta:non-whitespace-character-count="6947"/>
  </office:meta>
</office:document-meta>
</file>